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Open Baskerville 0.0.75" officeooo:rsid="000dd7b4" officeooo:paragraph-rsid="000dd7b4"/>
    </style:style>
    <style:style style:name="P2" style:family="paragraph" style:parent-style-name="Heading_20_2">
      <style:text-properties style:font-name="Open Baskerville 0.0.75"/>
    </style:style>
    <style:style style:name="T1" style:family="text">
      <style:text-properties officeooo:rsid="000c6afb"/>
    </style:style>
    <style:style style:name="T2" style:family="text">
      <style:text-properties officeooo:rsid="000dd7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Validation finite state automaton</text:h>
      <text:p text:style-name="P1">When we were making our finite state automaton we looked at our state description and made sure that all states were represented, then we used our state transition table to make sure all transitions were correctly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6:29:57.440230725</meta:creation-date>
    <dc:date>2015-03-11T17:19:59.022363738</dc:date>
    <meta:editing-duration>PT21S</meta:editing-duration>
    <meta:editing-cycles>2</meta:editing-cycles>
    <meta:generator>LibreOffice/4.3.3.2$Linux_X86_64 LibreOffice_project/430m0$Build-2</meta:generator>
    <meta:document-statistic meta:table-count="0" meta:image-count="0" meta:object-count="0" meta:page-count="1" meta:paragraph-count="2" meta:word-count="41" meta:character-count="259" meta:non-whitespace-character-count="220"/>
  </office:meta>
</office:document-meta>
</file>